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28in"/>
    </style:style>
    <style:style style:name="co3" style:family="table-column">
      <style:table-column-properties fo:break-before="auto" style:column-width="6.2075in"/>
    </style:style>
    <style:style style:name="co4" style:family="table-column">
      <style:table-column-properties fo:break-before="auto" style:column-width="7.3764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7201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3.2854in" fo:break-before="auto" style:use-optimal-row-height="true"/>
    </style:style>
    <style:style style:name="ro6" style:family="table-row">
      <style:table-row-properties style:row-height="2.1492in" fo:break-before="auto" style:use-optimal-row-height="false"/>
    </style:style>
    <style:style style:name="ro7" style:family="table-row">
      <style:table-row-properties style:row-height="2.6835in" fo:break-before="auto" style:use-optimal-row-height="false"/>
    </style:style>
    <style:style style:name="ro8" style:family="table-row">
      <style:table-row-properties style:row-height="2.5965in" fo:break-before="auto" style:use-optimal-row-height="false"/>
    </style:style>
    <style:style style:name="ro9" style:family="table-row">
      <style:table-row-properties style:row-height="0.5453in" fo:break-before="auto" style:use-optimal-row-height="false"/>
    </style:style>
    <style:style style:name="ro10" style:family="table-row">
      <style:table-row-properties style:row-height="2.663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1.5752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ariables Chart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U Pairs </text:p>
          </table:table-cell>
          <table:table-cell table:style-name="ce1" office:value-type="string" calcext:value-type="string">
            <text:p>DU Paths</text:p>
          </table:table-cell>
          <table:table-cell table:style-name="ce1" office:value-type="string" calcext:value-type="string">
            <text:p>All DU Path Coverage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1,18]</text:p>
          </table:table-cell>
          <table:table-cell table:style-name="Default" office:value-type="string" calcext:value-type="string">
            <text:p><text:s text:c="2"/>[1,2,4,6,8,10,12,16,17,18]</text:p>
          </table:table-cell>
          <table:table-cell table:style-name="ce2" office:value-type="string" calcext:value-type="string">
            <text:p>[1,2,4,6,8,10,12,16,17,18,19]</text:p>
          </table:table-cell>
          <table:table-cell table:style-name="ce2"/>
        </table:table-row>
        <table:table-row table:style-name="ro2">
          <table:table-cell office:value-type="string" calcext:value-type="string">
            <text:p>ly</text:p>
          </table:table-cell>
          <table:table-cell office:value-type="string" calcext:value-type="string">
            <text:p>[1,3]</text:p>
            <text:p>[1,22]</text:p>
            <text:p>[1,37]</text:p>
            <text:p>[1,41]</text:p>
          </table:table-cell>
          <table:table-cell table:style-name="Default" office:value-type="string" calcext:value-type="string">
            <text:p>[1,2,3]</text:p>
            <text:p>[1,2,4,6,8,10,12,16,17,18,20,21,22]</text:p>
            <text:p>[1,2,4,6,8,10,12,16,17,18,38,40,41]</text:p>
            <text:p>[1,2,4,6,8,10,12,16,17,18,20,21,23,26,30,31,35,36,37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,37]</text:p>
          </table:table-cell>
          <table:table-cell office:value-type="string" calcext:value-type="string">
            <text:p>[1,2,3,2,4,6,8,10,12,16,17,18,19]</text:p>
            <text:p>[1,2,4,6,8,10,12,16,17,18,38,40,41,44,17,18,19]</text:p>
            <text:p>[1,2,4,6,8,10,12,16,17,18,20,21,22,24,23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3">
          <table:table-cell office:value-type="string" calcext:value-type="string">
            <text:p>dx</text:p>
          </table:table-cell>
          <table:table-cell office:value-type="string" calcext:value-type="string">
            <text:p>[1,5]</text:p>
            <text:p>[1,27]</text:p>
            <text:p>[1,37]</text:p>
            <text:p>[1,42]</text:p>
          </table:table-cell>
          <table:table-cell table:style-name="Default" office:value-type="string" calcext:value-type="string">
            <text:p>[1,2,4,5]</text:p>
            <text:p>[1,2,4,6,8,10,12,16,17,18,38,40,42]</text:p>
            <text:p>[1,2,4,6,8,10,12,16,17,18,20,21,23,26,27]</text:p>
            <text:p>[1,2,4,6,8,10,12,16,17,18,20,21,22,24,23,26,27]</text:p>
            <text:p>[1,2,4,6,8,10,12,16,17,18,20,21,23,26,30,31,35,36,37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,37]</text:p>
          </table:table-cell>
          <table:table-cell office:value-type="string" calcext:value-type="string">
            <text:p>[1,2,4,5,4,6,8,10,12,16,17,18,19]</text:p>
            <text:p>[1,2,4,6,8,10,12,16,17,18,38,40,42,44,17,18,19]</text:p>
            <text:p>[1,2,4,6,8,10,12,16,17,18,20,21,23,26,27,28,30,31,35,36,37,17,18,19]</text:p>
            <text:p>[1,2,4,6,8,10,12,16,17,18,20,21,22,24,23,26,27,28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4">
          <table:table-cell office:value-type="string" calcext:value-type="string">
            <text:p>sdx</text:p>
          </table:table-cell>
          <table:table-cell office:value-type="string" calcext:value-type="string">
            <text:p>[1,7]</text:p>
            <text:p>[1,32]</text:p>
            <text:p>[1,37]</text:p>
            <text:p>[1,43]</text:p>
          </table:table-cell>
          <table:table-cell table:style-name="Default" office:value-type="string" calcext:value-type="string">
            <text:p>[1,2,4,6,7]</text:p>
            <text:p>[1,2,4,6,8,10,12,16,17,18,38,40,43]</text:p>
            <text:p>[1,2,4,6,8,10,12,16,17,18,20,21,23,26,30,31,32]</text:p>
            <text:p>[1,2,4,6,8,10,12,16,17,18,20,21,22,24,23,26,30,31,32]</text:p>
            <text:p>[1,2,4,6,8,10,12,16,17,18,20,21,23,26,27,28,30,31,32]</text:p>
            <text:p>[1,2,4,6,8,10,12,16,17,18,20,21,23,26,30,31,35,36,37]</text:p>
            <text:p>[1,2,4,6,8,10,12,16,17,18,20,21,22,24,23,26,27,28,30,31,32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7,6,8,10,12,16,17,18,19]</text:p>
            <text:p>[1,2,4,6,8,10,12,16,17,18,38,40,43,44,17,18,19]</text:p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3,26,27,28,30,31,35,36,37,17,18,19]</text:p>
            <text:p>[1,2,4,6,8,10,12,16,17,18,20,21,22,24,23,26,27,28,30,31,32,33,35,36,37,17,18,19]</text:p>
            <text:p>[1,2,4,6,8,10,12,16,17,18,20,21,22,24,23,26,30,31,35,36,37,17,18,19]</text:p>
            <text:p>[1,2,4,6,8,10,12,16,17,18,20,21,22,24,23,26,27,28,30,31,35,36,37,17,18,19]</text:p>
          </table:table-cell>
          <table:table-cell/>
        </table:table-row>
        <table:table-row table:style-name="ro5">
          <table:table-cell office:value-type="string" calcext:value-type="string">
            <text:p>c</text:p>
          </table:table-cell>
          <table:table-cell office:value-type="string" calcext:value-type="string">
            <text:p>[1,9]</text:p>
            <text:p>[1,36]</text:p>
            <text:p>[1,37]</text:p>
            <text:p>[1,50]</text:p>
            <text:p>[1,51]</text:p>
          </table:table-cell>
          <table:table-cell office:value-type="string" calcext:value-type="string">
            <text:p>[1,2,4,6,8,9]</text:p>
            <text:p>[1,2,4,6,8,10,12,16,17,18,39,45,46,48,49,51]</text:p>
            <text:p>[1,2,4,6,8,10,12,16,17,18,39,45,46,48,49,50]</text:p>
            <text:p>[1,2,4,6,8,10,12,16,17,18,39,45,46,47,49,51]</text:p>
            <text:p>[1,2,4,6,8,10,12,16,17,18,39,45,46,47,49,50]</text:p>
            <text:p>[1,2,4,6,8,10,12,16,17,18,20,21,23,26,30,31,35,36]</text:p>
            <text:p>[1,2,4,6,8,10,12,16,17,18,20,21,23,26,30,31,35,36,37]</text:p>
            <text:p>[1,2,4,6,8,10,12,16,17,18,20,21,23,26,30,31,32,33,35,36]</text:p>
            <text:p>[1,2,4,6,8,10,12,16,17,18,20,21,23,26,27,28,30,31,35,36]</text:p>
            <text:p>[1,2,4,6,8,10,12,16,17,18,20,21,22,24,23,26,30,31,35,36]</text:p>
            <text:p>[1,2,4,6,8,10,12,16,17,18,20,21,23,26,30,31,32,33,35,36,37]</text:p>
            <text:p>[1,2,4,6,8,10,12,16,17,18,20,21,23,26,27,28,30,31,35,36,37]</text:p>
            <text:p>[1,2,4,6,8,10,12,16,17,18,20,21,22,24,23,26,30,31,35,36,37]</text:p>
            <text:p>[1,2,4,6,8,10,12,16,17,18,20,21,23,26,27,28,30,31,32,33,35,36]</text:p>
            <text:p>[1,2,4,6,8,10,12,16,17,18,20,21,22,24,23,26,27,28,30,31,35,36]</text:p>
            <text:p>[1,2,4,6,8,10,12,16,17,18,20,21,22,24,23,26,30,31,32,33,35,36]</text:p>
            <text:p>[1,2,4,6,8,10,12,16,17,18,20,21,23,26,27,28,30,31,32,33,35,36,37]</text:p>
            <text:p>[1,2,4,6,8,10,12,16,17,18,20,21,22,24,23,26,27,28,30,31,35,36,37]</text:p>
            <text:p>[1,2,4,6,8,10,12,16,17,18,20,21,22,24,23,26,30,31,32,33,35,36,37]</text:p>
            <text:p>[1,2,4,6,8,10,12,16,17,18,20,21,22,24,23,26,27,28,30,31,32,33,35,36]</text:p>
            <text:p>[1,2,4,6,8,10,12,16,17,18,20,21,22,24,23,26,27,28,30,31,32,33,35,36,37]</text:p>
          </table:table-cell>
          <table:table-cell office:value-type="string" calcext:value-type="string">
            <text:p>[1,2,4,6,8,9,8,10,12,16,17,18,19]</text:p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6">
          <table:table-cell office:value-type="string" calcext:value-type="string">
            <text:p>l</text:p>
          </table:table-cell>
          <table:table-cell office:value-type="string" calcext:value-type="string">
            <text:p>[1,15]</text:p>
            <text:p>[1,37]</text:p>
            <text:p>[1,51]</text:p>
          </table:table-cell>
          <table:table-cell office:value-type="string" calcext:value-type="string">
            <text:p>[1,2,4,6,8,10,12,13,14,15]</text:p>
            <text:p>[1,2,4,6,8,10,12,16,17,18,39,45,46,47,49,51]</text:p>
            <text:p>[1,2,4,6,8,10,12,16,17,18,39,45,46,48,49,51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2,13,14,15,14,13,12,16,17,18,19]</text:p>
            <text:p>[1,2,4,6,8,10,12,16,17,18,39,45,46,48,49,51,52,17,18,19]</text:p>
            <text:p>[1,2,4,6,8,10,12,16,17,18,39,45,46,47,49,51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7">
          <table:table-cell office:value-type="string" calcext:value-type="string">
            <text:p>t</text:p>
          </table:table-cell>
          <table:table-cell office:value-type="string" calcext:value-type="string">
            <text:p>[1,15]</text:p>
            <text:p>[1,37]</text:p>
            <text:p>[1,50]</text:p>
          </table:table-cell>
          <table:table-cell office:value-type="string" calcext:value-type="string">
            <text:p>[1,2,4,6,8,10,12,13,14,15]</text:p>
            <text:p>[1,2,4,6,8,10,12,16,17,18,39,45,46,47,49,50]</text:p>
            <text:p>[1,2,4,6,8,10,12,16,17,18,39,45,46,48,49,50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2,13,14,15,14,13,12,16,17,18,19]</text:p>
            <text:p>[1,2,4,6,8,10,12,16,17,18,39,45,46,48,49,50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8">
          <table:table-cell office:value-type="string" calcext:value-type="string">
            <text:p>b</text:p>
          </table:table-cell>
          <table:table-cell office:value-type="string" calcext:value-type="string">
            <text:p>[1,11]</text:p>
            <text:p>[1,37]</text:p>
            <text:p>[1,50]</text:p>
            <text:p>[1,51]</text:p>
          </table:table-cell>
          <table:table-cell office:value-type="string" calcext:value-type="string">
            <text:p>[1,2,4,6,8,10,11]</text:p>
            <text:p>[1,2,4,6,8,10,12,16,17,18,39,45,46,47,49,50]</text:p>
            <text:p>[1,2,4,6,8,10,12,16,17,18,39,45,46,47,49,51]</text:p>
            <text:p>[1,2,4,6,8,10,12,16,17,18,39,45,46,48,49,50]</text:p>
            <text:p>[1,2,4,6,8,10,12,16,17,18,39,45,46,48,49,51]</text:p>
            <text:p>[1,2,4,6,8,10,12,16,17,18,20,21,23,26,30,31,35,36,37]</text:p>
            <text:p>[1,2,4,6,8,10,12,16,17,18,20,21,22,24,23,26,30,31,35,36,37]</text:p>
            <text:p>[1,2,4,6,8,10,12,16,17,18,20,21,23,26,27,28,30,31,35,36,37]</text:p>
            <text:p>[1,2,4,6,8,10,12,16,17,18,20,21,23,26,30,31,32,33,35,36,37]</text:p>
            <text:p>[1,2,4,6,8,10,12,16,17,18,20,21,22,24,23,26,27,28,30,31,35,36,37]</text:p>
            <text:p>[1,2,4,6,8,10,12,16,17,18,20,21,22,24,23,26,30,31,32,33,35,36,37]</text:p>
            <text:p>[1,2,4,6,8,10,12,16,17,18,20,21,23,26,27,28,30,31,32,33,35,36,37]</text:p>
            <text:p>[1,2,4,6,8,10,12,16,17,18,20,21,22,24,23,26,27,28,30,31,32,33,35,36,37]</text:p>
          </table:table-cell>
          <table:table-cell office:value-type="string" calcext:value-type="string">
            <text:p>[1,2,4,6,8,10,11,10,12,16,17,18,19]</text:p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9">
          <table:table-cell office:value-type="string" calcext:value-type="string">
            <text:p>i</text:p>
          </table:table-cell>
          <table:table-cell office:value-type="string" calcext:value-type="string">
            <text:p>[2,3]</text:p>
            <text:p>[2,5]</text:p>
            <text:p>[2,7]</text:p>
            <text:p>[2,9]</text:p>
            <text:p>[2,11]</text:p>
            <text:p>[2,15]</text:p>
            <text:p>[2,22]</text:p>
            <text:p>[2,27]</text:p>
            <text:p>[2,32]</text:p>
            <text:p>[4,3]</text:p>
            <text:p>[4,5]</text:p>
            <text:p>[4,7]</text:p>
            <text:p>[4,9]</text:p>
            <text:p>[4,11]</text:p>
            <text:p>[4,15]</text:p>
            <text:p>[4,22]</text:p>
            <text:p>[4,27]</text:p>
            <text:p>[4,32]</text:p>
            <text:p>[6,3]</text:p>
            <text:p>[6,5]</text:p>
            <text:p>[6,7]</text:p>
            <text:p>[6,9]</text:p>
            <text:p>[6,11]</text:p>
            <text:p>[6,15]</text:p>
            <text:p>[6,22]</text:p>
            <text:p>[6,27]</text:p>
            <text:p>[6,32]</text:p>
            <text:p>[8,3]</text:p>
            <text:p>[8,5]</text:p>
            <text:p>[8,7]</text:p>
            <text:p>[8,9]</text:p>
            <text:p>[8,11]</text:p>
            <text:p>[8,15]</text:p>
            <text:p>[8,22]</text:p>
            <text:p>[8,27]</text:p>
            <text:p>[8,32]</text:p>
            <text:p>[10,3]</text:p>
            <text:p>[10,5]</text:p>
            <text:p>[10,7]</text:p>
            <text:p>[10,9]</text:p>
            <text:p>[10,11]</text:p>
            <text:p>[10,15]</text:p>
            <text:p>[10,22]</text:p>
            <text:p>[10,27]</text:p>
            <text:p>[10,32]</text:p>
            <text:p>[12,3]</text:p>
            <text:p>[12,5]</text:p>
            <text:p>[12,7]</text:p>
            <text:p>[12,9]</text:p>
            <text:p>[12,11]</text:p>
            <text:p>[12,15]</text:p>
            <text:p>[12,22]</text:p>
            <text:p>[12,27]</text:p>
            <text:p>[12,32]</text:p>
            <text:p>[21,3]</text:p>
            <text:p>[21,5]</text:p>
            <text:p>[21,7]</text:p>
            <text:p>[21,9]</text:p>
            <text:p>[21,11]</text:p>
            <text:p>[21,15]</text:p>
            <text:p>[21,22]</text:p>
            <text:p>[21,27]</text:p>
            <text:p>[21,32]</text:p>
            <text:p>[22,3]</text:p>
            <text:p>[22,5]</text:p>
            <text:p>[22,7]</text:p>
            <text:p>[22,9]</text:p>
            <text:p>[22,11]</text:p>
            <text:p>[22,15]</text:p>
            <text:p>[22,22]</text:p>
            <text:p>[22,27]</text:p>
            <text:p>[22,32]</text:p>
            <text:p>[26,3]</text:p>
            <text:p>[26,5]</text:p>
            <text:p>[26,7]</text:p>
            <text:p>[26,9]</text:p>
            <text:p>[26,11]</text:p>
            <text:p>[26,15]</text:p>
            <text:p>[26,22]</text:p>
            <text:p>[26,27]</text:p>
            <text:p>[26,32]</text:p>
            <text:p>[31,3]</text:p>
            <text:p>[31,5]</text:p>
            <text:p>[31,7]</text:p>
            <text:p>[31,9]</text:p>
            <text:p>[31,11]</text:p>
            <text:p>[31,15]</text:p>
            <text:p>[31,22]</text:p>
            <text:p>[31,27]</text:p>
            <text:p>[31,32]</text:p>
          </table:table-cell>
          <table:table-cell table:style-name="Default" office:value-type="string" calcext:value-type="string">
            <text:p>[2,3]</text:p>
            <text:p>[4,5]</text:p>
            <text:p>[6,7]</text:p>
            <text:p>[8,9]</text:p>
            <text:p>[10,11]</text:p>
            <text:p>[12,13,14,15]</text:p>
            <text:p>[21,22]</text:p>
            <text:p>[26,27]</text:p>
            <text:p>[31,32]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ic</text:p>
          </table:table-cell>
          <table:table-cell office:value-type="string" calcext:value-type="string">
            <text:p>[16,36]</text:p>
            <text:p>[16,37]</text:p>
            <text:p>[16,38]</text:p>
          </table:table-cell>
          <table:table-cell office:value-type="string" calcext:value-type="string">
            <text:p>[16,17,18,38]</text:p>
            <text:p>[16,17,18,20,21,23,26,30,31,35,36]</text:p>
            <text:p>[16,17,18,20,21,23,26,30,31,35,36,37]</text:p>
            <text:p>[16,17,18,20,21,23,26,30,31,32,33,35,36]</text:p>
            <text:p>[16,17,18,20,21,23,26,27,28,30,31,35,36]</text:p>
            <text:p>[16,17,18,20,21,22,24,23,26,30,31,35,36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]</text:p>
            <text:p>[16,17,18,20,21,22,24,23,26,27,28,30,31,35,36]</text:p>
            <text:p>[16,17,18,20,21,22,24,23,26,30,31,32,33,35,36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]</text:p>
            <text:p>[16,17,18,20,21,22,24,23,26,27,28,30,31,32,33,35,36,37]</text:p>
          </table:table-cell>
          <table:table-cell office:value-type="string" calcext:value-type="string">
            <text:p>[1,2,4,6,8,10,12,16,17,18,38,40,42,44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1" table:visibility="collapse">
          <table:table-cell office:value-type="string" calcext:value-type="string">
            <text:p>j</text:p>
          </table:table-cell>
          <table:table-cell office:value-type="string" calcext:value-type="string">
            <text:p>[13,15]</text:p>
          </table:table-cell>
          <table:table-cell office:value-type="string" calcext:value-type="string">
            <text:p>[13,14,15]</text:p>
          </table:table-cell>
          <table:table-cell table:number-columns-repeated="2"/>
        </table:table-row>
        <table:table-row table:style-name="ro11" table:visibility="collapse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[14,15]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ily</text:p>
          </table:table-cell>
          <table:table-cell office:value-type="string" calcext:value-type="string">
            <text:p>[16,24]</text:p>
            <text:p>[16,37]</text:p>
          </table:table-cell>
          <table:table-cell office:value-type="string" calcext:value-type="string">
            <text:p>[16,17,18,20,21,22,24]</text:p>
            <text:p>[16,17,18,20,21,23,26,30,31,35,36,37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2,24,23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3">
          <table:table-cell office:value-type="string" calcext:value-type="string">
            <text:p>isdx</text:p>
          </table:table-cell>
          <table:table-cell office:value-type="string" calcext:value-type="string">
            <text:p>[16,37]</text:p>
            <text:p>[16,33]</text:p>
          </table:table-cell>
          <table:table-cell office:value-type="string" calcext:value-type="string">
            <text:p>[16,17,18,20,21,23,26,30,31,32,33]</text:p>
            <text:p>[16,17,18,20,21,23,26,30,31,35,36,37]</text:p>
            <text:p>[16,17,18,20,21,22,24,23,26,30,31,32,33]</text:p>
            <text:p>[16,17,18,20,21,23,26,27,28,30,31,32,33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2,33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3,26,27,28,30,31,35,36,37,17,18,19]</text:p>
            <text:p>[1,2,4,6,8,10,12,16,17,18,20,21,22,24,23,26,30,31,35,36,37,17,18,19]</text:p>
            <text:p>[1,2,4,6,8,10,12,16,17,18,20,21,22,24,23,26,27,28,30,31,32,33,35,36,37,17,18,19]</text:p>
            <text:p>[1,2,4,6,8,10,12,16,17,18,20,21,22,24,23,26,27,28,30,31,35,36,37,17,18,19]</text:p>
          </table:table-cell>
          <table:table-cell/>
        </table:table-row>
        <table:table-row table:style-name="ro13">
          <table:table-cell office:value-type="string" calcext:value-type="string">
            <text:p>idx</text:p>
          </table:table-cell>
          <table:table-cell office:value-type="string" calcext:value-type="string">
            <text:p>[16,28]</text:p>
            <text:p>[16,37]</text:p>
          </table:table-cell>
          <table:table-cell office:value-type="string" calcext:value-type="string">
            <text:p>[16,17,18,20,21,23,26,27,28]</text:p>
            <text:p>[16,17,18,20,21,22,24,23,26,27,28]</text:p>
            <text:p>[16,17,18,20,21,23,26,30,31,35,36,37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27,28,30,31,35,36,37,17,18,19]</text:p>
            <text:p>[1,2,4,6,8,10,12,16,17,18,20,21,22,24,23,26,27,28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4">
          <table:table-cell office:value-type="string" calcext:value-type="string">
            <text:p>itr1</text:p>
          </table:table-cell>
          <table:table-cell office:value-type="string" calcext:value-type="string">
            <text:p>[16,50]</text:p>
            <text:p>[16,51]</text:p>
            <text:p>[45,50]</text:p>
            <text:p>[45,51]</text:p>
          </table:table-cell>
          <table:table-cell table:style-name="Default" office:value-type="string" calcext:value-type="string">
            <text:p>[45,46,47,49,50]</text:p>
            <text:p>[45,46,47,49,51]</text:p>
            <text:p>[45,46,48,49,50]</text:p>
            <text:p>[45,46,48,49,51]</text:p>
          </table:table-cell>
          <table:table-cell office:value-type="string" calcext:value-type="string">
            <text:p>[1,2,4,6,8,10,12,16,17,18,39,45,46,47,49,50,52,17,18,19]</text:p>
            <text:p>[1,2,4,6,8,10,12,16,17,18,39,45,46,47,49,51,52,17,18,19]</text:p>
            <text:p>[1,2,4,6,8,10,12,16,17,18,39,45,46,48,49,50,52,17,18,19]</text:p>
            <text:p>[1,2,4,6,8,10,12,16,17,18,39,45,46,48,49,51,52,17,18,19]</text:p>
          </table:table-cell>
          <table:table-cell/>
        </table:table-row>
        <table:table-row table:style-name="ro15">
          <table:table-cell office:value-type="string" calcext:value-type="string">
            <text:p>itr2</text:p>
          </table:table-cell>
          <table:table-cell office:value-type="string" calcext:value-type="string">
            <text:p>[16,50]</text:p>
            <text:p>[16,51]</text:p>
            <text:p>[47,50]</text:p>
            <text:p>[47,51]</text:p>
            <text:p>[48,50]</text:p>
            <text:p>[48,51]</text:p>
          </table:table-cell>
          <table:table-cell table:style-name="Default" office:value-type="string" calcext:value-type="string">
            <text:p>[47,49,50]</text:p>
            <text:p>[47,49,51]</text:p>
            <text:p>[48,49,50]</text:p>
            <text:p>[48,49,51]</text:p>
          </table:table-cell>
          <table:table-cell office:value-type="string" calcext:value-type="string">
            <text:p>[1,2,4,6,8,10,12,16,17,18,39,45,46,47,49,50,52,17,18,19]</text:p>
            <text:p>[1,2,4,6,8,10,12,16,17,18,39,45,46,47,49,51,52,17,18,19]</text:p>
            <text:p>[1,2,4,6,8,10,12,16,17,18,39,45,46,48,49,51,52,17,18,19]</text:p>
            <text:p>[1,2,4,6,8,10,12,16,17,18,39,45,46,48,49,50,52,17,18,19]</text:p>
          </table:table-cell>
          <table:table-cell/>
        </table:table-row>
        <table:table-row table:style-name="ro2">
          <table:table-cell office:value-type="string" calcext:value-type="string">
            <text:p>flag1</text:p>
          </table:table-cell>
          <table:table-cell office:value-type="string" calcext:value-type="string">
            <text:p>[16,23]</text:p>
            <text:p>[16,25]</text:p>
            <text:p>[16,37]</text:p>
          </table:table-cell>
          <table:table-cell office:value-type="string" calcext:value-type="string">
            <text:p>[16,17,18,20,21,23]</text:p>
            <text:p>[16,17,18,20,21,22,25]</text:p>
            <text:p>[16,17,18,20,21,22,24,23]</text:p>
            <text:p>[16,17,18,20,21,23,26,30,31,35,36,37]</text:p>
            <text:p>[16,17,18,20,21,23,26,30,31,32,33,35,36,37]</text:p>
            <text:p>[16,17,18,20,21,23,26,27,28,30,31,35,36,37]</text:p>
            <text:p>[16,17,18,20,21,22,24,23,26,30,31,35,36,37]</text:p>
            <text:p>[16,17,18,20,21,23,26,27,28,30,31,32,33,35,36,37]</text:p>
            <text:p>[16,17,18,20,21,22,24,23,26,27,28,30,31,35,36,37]</text:p>
            <text:p>[16,17,18,20,21,22,24,23,26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5,36,37,17,18,19]</text:p>
            <text:p>[1,2,4,6,8,10,12,16,17,18,20,21,22,25,21,23,26,30,31,35,36,37,17,18,19]</text:p>
            <text:p>[1,2,4,6,8,10,12,16,17,18,20,21,22,24,23,26,30,31,35,36,37,17,18,19]</text:p>
            <text:p>[1,2,4,6,8,10,12,16,17,18,20,21,23,26,30,31,32,33,35,36,37,17,18,19]</text:p>
            <text:p>[1,2,4,6,8,10,12,16,17,18,20,21,23,26,27,28,30,31,35,36,37,17,18,19]</text:p>
            <text:p>[1,2,4,6,8,10,12,16,17,18,20,21,23,26,27,28,30,31,32,33,35,36,37,17,18,19]</text:p>
            <text:p>[1,2,4,6,8,10,12,16,17,18,20,21,22,24,23,26,27,28,30,31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3">
          <table:table-cell office:value-type="string" calcext:value-type="string">
            <text:p>flag2</text:p>
          </table:table-cell>
          <table:table-cell office:value-type="string" calcext:value-type="string">
            <text:p>[16,28]</text:p>
            <text:p>[16,29]</text:p>
            <text:p>[16,37]</text:p>
          </table:table-cell>
          <table:table-cell office:value-type="string" calcext:value-type="string">
            <text:p>[16,17,18,20,21,23,26,27,28]</text:p>
            <text:p>[16,17,18,20,21,23,26,27,29]</text:p>
            <text:p>[16,17,18,20,21,22,24,23,26,27,28]</text:p>
            <text:p>[16,17,18,20,21,22,24,23,26,27,29]</text:p>
            <text:p>[16,17,18,20,21,23,26,30,31,35,36,37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27,29,26,30,31,35,36,37,17,18,19]</text:p>
            <text:p>[1,2,4,6,8,10,12,16,17,18,20,21,23,26,27,28,30,31,35,36,37,17,18,19]</text:p>
            <text:p>[1,2,4,6,8,10,12,16,17,18,20,21,22,24,23,26,27,28,30,31,35,36,37,17,18,19]</text:p>
            <text:p>[1,2,4,6,8,10,12,16,17,18,20,21,22,24,23,26,27,29,26,30,31,35,36,37,17,18,19]</text:p>
            <text:p>[1,2,4,6,8,10,12,16,17,18,20,21,23,26,30,31,35,36,37,17,18,19]</text:p>
            <text:p>[1,2,4,6,8,10,12,16,17,18,20,21,23,26,30,31,32,33,35,36,37,17,18,19]</text:p>
            <text:p>[1,2,4,6,8,10,12,16,17,18,20,21,22,24,23,26,30,31,35,36,37,17,18,19]</text:p>
            <text:p>[1,2,4,6,8,10,12,16,17,18,20,21,23,26,27,28,30,31,32,33,35,36,37,17,18,19]</text:p>
            <text:p>[1,2,4,6,8,10,12,16,17,18,20,21,22,24,23,26,30,31,32,33,35,36,37,17,18,19]</text:p>
            <text:p>[1,2,4,6,8,10,12,16,17,18,20,21,22,24,23,26,27,28,30,31,32,33,35,36,37,17,18,19]</text:p>
          </table:table-cell>
          <table:table-cell/>
        </table:table-row>
        <table:table-row table:style-name="ro16">
          <table:table-cell office:value-type="string" calcext:value-type="string">
            <text:p>flag3</text:p>
          </table:table-cell>
          <table:table-cell office:value-type="string" calcext:value-type="string">
            <text:p>[16,33]</text:p>
            <text:p>[16,34]</text:p>
            <text:p>[16,37]</text:p>
          </table:table-cell>
          <table:table-cell office:value-type="string" calcext:value-type="string">
            <text:p>[16,17,18,20,21,23,26,30,31,32,33]</text:p>
            <text:p>[16,17,18,20,21,23,26,30,31,32,34]</text:p>
            <text:p>[16,17,18,20,21,23,26,30,31,35,36,37]</text:p>
            <text:p>[16,17,18,20,21,22,24,23,26,30,31,32,33]</text:p>
            <text:p>[16,17,18,20,21,22,24,23,26,30,31,32,34]</text:p>
            <text:p>[16,17,18,20,21,23,26,27,28,30,31,32,33]</text:p>
            <text:p>[16,17,18,20,21,23,26,27,28,30,31,32,34]</text:p>
            <text:p>[16,17,18,20,21,22,24,23,26,30,31,35,36,37]</text:p>
            <text:p>[16,17,18,20,21,23,26,27,28,30,31,35,36,37]</text:p>
            <text:p>[16,17,18,20,21,23,26,30,31,32,33,35,36,37]</text:p>
            <text:p>[16,17,18,20,21,22,24,23,26,27,28,30,31,32,33]</text:p>
            <text:p>[16,17,18,20,21,22,24,23,26,27,28,30,31,32,34]</text:p>
            <text:p>[16,17,18,20,21,22,24,23,26,27,28,30,31,35,36,37]</text:p>
            <text:p>[16,17,18,20,21,22,24,23,26,30,31,32,33,35,36,37]</text:p>
            <text:p>[16,17,18,20,21,23,26,27,28,30,31,32,33,35,36,37]</text:p>
            <text:p>[16,17,18,20,21,22,24,23,26,27,28,30,31,32,33,35,36,37]</text:p>
          </table:table-cell>
          <table:table-cell office:value-type="string" calcext:value-type="string">
            <text:p>[1,2,4,6,8,10,12,16,17,18,20,21,23,26,30,31,32,34,31,35,36,37,17,18,19]</text:p>
            <text:p>[1,2,4,6,8,10,12,16,17,18,20,21,23,26,30,31,32,33,35,36,37,17,18,19]</text:p>
            <text:p>[1,2,4,6,8,10,12,16,17,18,20,21,23,26,30,31,35,36,37,17,18,19]</text:p>
            <text:p>[1,2,4,6,8,10,12,16,17,18,20,21,23,26,27,28,30,31,32,33,35,36,37,17,18,19]</text:p>
            <text:p>[1,2,4,6,8,10,12,16,17,18,20,21,23,26,27,28,30,31,32,34,31,35,36,37,17,18,19]</text:p>
            <text:p>[1,2,4,6,8,10,12,16,17,18,20,21,22,24,23,26,30,31,32,33,35,36,37,17,18,19]</text:p>
            <text:p>[1,2,4,6,8,10,12,16,17,18,20,21,22,24,23,26,30,31,32,34,31,35,36,37,17,18,19]</text:p>
            <text:p>[1,2,4,6,8,10,12,16,17,18,20,21,23,26,27,28,30,31,35,36,37,17,18,19]</text:p>
            <text:p>[1,2,4,6,8,10,12,16,17,18,20,21,22,24,23,26,30,31,35,36,37,17,18,19]</text:p>
            <text:p>[1,2,4,6,8,10,12,16,17,18,20,21,22,24,23,26,27,28,30,31,32,33,35,36,37,17,18,19]</text:p>
            <text:p>[1,2,4,6,8,10,12,16,17,18,20,21,22,24,23,26,27,28,30,31,32,34,31,35,36,37,17,18,19]</text:p>
            <text:p>[1,2,4,6,8,10,12,16,17,18,20,21,22,24,23,26,27,28,30,31,35,36,37,17,18,19]</text:p>
          </table:table-cell>
          <table:table-cell/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[16,40]</text:p>
            <text:p>[16,45]</text:p>
            <text:p>[16,46]</text:p>
            <text:p>[16,47]</text:p>
            <text:p>[16,48]</text:p>
            <text:p>[16,50]</text:p>
            <text:p>[16,51]</text:p>
            <text:p>[38,40]</text:p>
            <text:p>[38,45]</text:p>
            <text:p>[38,46]</text:p>
            <text:p>[38,47]</text:p>
            <text:p>[38,48]</text:p>
            <text:p>[38,50]</text:p>
            <text:p>[38,51]</text:p>
            <text:p>[39,40]</text:p>
            <text:p>[39,45]</text:p>
            <text:p>[39,46]</text:p>
            <text:p>[39,47]</text:p>
            <text:p>[39,48]</text:p>
            <text:p>[39,50]</text:p>
            <text:p>[39,51]</text:p>
          </table:table-cell>
          <table:table-cell table:style-name="Default" office:value-type="string" calcext:value-type="string">
            <text:p>[38,40]</text:p>
            <text:p>[39,45]</text:p>
            <text:p>[39,45,46]</text:p>
            <text:p>[39,45,46,48]</text:p>
            <text:p>[39,45,46,47]</text:p>
            <text:p>[39,45,46,48,49,51]</text:p>
            <text:p>[39,45,46,48,49,50]</text:p>
            <text:p>[39,45,46,47,49,51]</text:p>
            <text:p>[39,45,46,47,49,50]</text:p>
          </table:table-cell>
          <table:table-cell office:value-type="string" calcext:value-type="string">
            <text:p>[1,2,4,6,8,10,12,16,17,18,38,40,42,44,17,18,19]</text:p>
            <text:p>[1,2,4,6,8,10,12,16,17,18,39,45,46,47,49,50,52,17,18,19]</text:p>
            <text:p>[1,2,4,6,8,10,12,16,17,18,39,45,46,48,49,50,52,17,18,19]</text:p>
            <text:p>[1,2,4,6,8,10,12,16,17,18,39,45,46,47,49,50,52,17,18,19]</text:p>
            <text:p>[1,2,4,6,8,10,12,16,17,18,39,45,46,48,49,51,52,17,18,19]</text:p>
            <text:p>[1,2,4,6,8,10,12,16,17,18,39,45,46,47,49,51,52,17,18,19]</text:p>
          </table:table-cell>
          <table:table-cell/>
        </table:table-row>
        <table:table-row table:style-name="ro14">
          <table:table-cell office:value-type="string" calcext:value-type="string">
            <text:p>cno</text:p>
          </table:table-cell>
          <table:table-cell office:value-type="string" calcext:value-type="string">
            <text:p>[39,50]</text:p>
            <text:p>[39,51]</text:p>
          </table:table-cell>
          <table:table-cell table:style-name="Default" office:value-type="string" calcext:value-type="string">
            <text:p>[39,45,46,48,49,51]</text:p>
            <text:p>[39,45,46,48,49,50]</text:p>
            <text:p>[39,45,46,47,49,51]</text:p>
            <text:p>[39,45,46,47,49,50]</text:p>
          </table:table-cell>
          <table:table-cell office:value-type="string" calcext:value-type="string">
            <text:p>[1,2,4,6,8,10,12,16,17,18,39,45,46,48,49,51,52,17,18,19]</text:p>
            <text:p>[1,2,4,6,8,10,12,16,17,18,39,45,46,48,49,50,52,17,18,19]</text:p>
            <text:p>[1,2,4,6,8,10,12,16,17,18,39,45,46,47,49,51,52,17,18,19]</text:p>
            <text:p>[1,2,4,6,8,10,12,16,17,18,39,45,46,47,49,50,52,17,18,19]</text:p>
          </table:table-cell>
          <table:table-cell/>
        </table:table-row>
        <table:table-row table:style-name="ro17">
          <table:table-cell office:value-type="string" calcext:value-type="string">
            <text:p>no1</text:p>
          </table:table-cell>
          <table:table-cell office:value-type="string" calcext:value-type="string">
            <text:p>[40,41]</text:p>
            <text:p>[40,42]</text:p>
            <text:p>[40,43]</text:p>
          </table:table-cell>
          <table:table-cell table:style-name="Default" office:value-type="string" calcext:value-type="string">
            <text:p>[40,43]</text:p>
            <text:p>[40,41]</text:p>
            <text:p>[40,42]</text:p>
          </table:table-cell>
          <table:table-cell office:value-type="string" calcext:value-type="string">
            <text:p>[1,2,4,6,8,10,12,16,17,18,38,40,43,44,17,18,19]</text:p>
            <text:p>[1,2,4,6,8,10,12,16,17,18,38,40,41,44,17,18,19]</text:p>
            <text:p>[1,2,4,6,8,10,12,16,17,18,38,40,42,44,17,18,19]</text:p>
          </table:table-cell>
          <table:table-cell/>
        </table:table-row>
        <table:table-row table:style-name="ro17">
          <table:table-cell office:value-type="string" calcext:value-type="string">
            <text:p>no2</text:p>
          </table:table-cell>
          <table:table-cell office:value-type="string" calcext:value-type="string">
            <text:p>[40,40]</text:p>
          </table:table-cell>
          <table:table-cell table:style-name="Default" office:value-type="string" calcext:value-type="string">
            <text:p>[40,42,44,17,18,38,40]</text:p>
            <text:p>[40,41,44,17,18,38,40]</text:p>
            <text:p>[40,43,44,17,18,38,40]</text:p>
          </table:table-cell>
          <table:table-cell office:value-type="string" calcext:value-type="string">
            <text:p>[1,2,4,6,8,10,12,16,17,18,38,40,43,44,17,18,38,40,42,44,17,18,19]</text:p>
            <text:p>[1,2,4,6,8,10,12,16,17,18,38,40,41,44,17,18,38,40,42,44,17,18,19]</text:p>
            <text:p>[1,2,4,6,8,10,12,16,17,18,38,40,42,44,17,18,38,40,42,44,17,18,19]</text:p>
          </table:table-cell>
          <table:table-cell/>
        </table:table-row>
        <table:table-row table:style-name="ro18">
          <table:table-cell office:value-type="string" calcext:value-type="string">
            <text:p>a</text:p>
          </table:table-cell>
          <table:table-cell office:value-type="string" calcext:value-type="string">
            <text:p>[39,49]</text:p>
          </table:table-cell>
          <table:table-cell table:style-name="Default" office:value-type="string" calcext:value-type="string">
            <text:p>[39,45,46,48,49]</text:p>
            <text:p>[39,45,46,47,49]</text:p>
          </table:table-cell>
          <table:table-cell office:value-type="string" calcext:value-type="string">
            <text:p>[1,2,4,6,8,10,12,16,17,18,39,45,46,48,49,50,52,17,18,19]</text:p>
            <text:p>[1,2,4,6,8,10,12,16,17,18,39,45,46,47,49,50,52,17,18,19]</text:p>
          </table:table-cell>
          <table:table-cell/>
        </table:table-row>
      </table:table>
      <table:table table:name="VariableDefsUses" table:style-name="ta1"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11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Defs</text:p>
          </table:table-cell>
          <table:table-cell table:style-name="ce3" office:value-type="string" calcext:value-type="string">
            <text:p>Us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22 37 4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27 37 42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sd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32 37 43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36 37 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37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37 50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7 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</text:p>
          </table:table-cell>
          <table:table-cell office:value-type="string" calcext:value-type="string">
            <text:p>2 4 6 8 10 12 21 22 26 31</text:p>
          </table:table-cell>
          <table:table-cell office:value-type="string" calcext:value-type="string">
            <text:p>3 5 7 9 11 15 22 27 32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 37 38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37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sd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 33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d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 37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tr1</text:p>
          </table:table-cell>
          <table:table-cell office:value-type="string" calcext:value-type="string">
            <text:p>16 45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itr2</text:p>
          </table:table-cell>
          <table:table-cell office:value-type="string" calcext:value-type="string">
            <text:p>16 47 48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flag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 25 37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fla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 29 37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flag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3 34 37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no</text:p>
          </table:table-cell>
          <table:table-cell office:value-type="string" calcext:value-type="string">
            <text:p>16 38 39</text:p>
          </table:table-cell>
          <table:table-cell office:value-type="string" calcext:value-type="string">
            <text:p>40 45 46 47 48 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c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0 51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no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 42 43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no2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1017"/>
        </table:table-row>
        <table:table-row table:style-name="ro11" table:number-rows-repeated="1048549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5:42:35.5209515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08:29:53.411903555</meta:creation-date>
    <dc:date>2021-11-26T19:24:40.710747266</dc:date>
    <meta:editing-duration>PT4H47M51S</meta:editing-duration>
    <meta:editing-cycles>11</meta:editing-cycles>
    <meta:generator>LibreOffice/7.2.2.2$Linux_X86_64 LibreOffice_project/20$Build-2</meta:generator>
    <meta:document-statistic meta:table-count="2" meta:cell-count="179" meta:object-count="0"/>
  </office:meta>
</office:document-meta>
</file>